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5.868cm" fo:margin-left="1.27cm" table:align="left"/>
    </style:style>
    <style:style style:name="Tableau1.A" style:family="table-column">
      <style:table-column-properties style:column-width="1.473cm"/>
    </style:style>
    <style:style style:name="Tableau1.B" style:family="table-column">
      <style:table-column-properties style:column-width="14.395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868cm" fo:margin-left="1.27cm" table:align="left"/>
    </style:style>
    <style:style style:name="Tableau2.A" style:family="table-column">
      <style:table-column-properties style:column-width="1.473cm"/>
    </style:style>
    <style:style style:name="Tableau2.B" style:family="table-column">
      <style:table-column-properties style:column-width="14.395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3" style:family="table">
      <style:table-properties style:width="15.868cm" fo:margin-left="1.27cm" table:align="left"/>
    </style:style>
    <style:style style:name="Tableau3.A" style:family="table-column">
      <style:table-column-properties style:column-width="1.473cm"/>
    </style:style>
    <style:style style:name="Tableau3.B" style:family="table-column">
      <style:table-column-properties style:column-width="14.395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" style:family="table">
      <style:table-properties style:width="15.868cm" fo:margin-left="1.27cm" table:align="left"/>
    </style:style>
    <style:style style:name="Tableau4.A" style:family="table-column">
      <style:table-column-properties style:column-width="1.473cm"/>
    </style:style>
    <style:style style:name="Tableau4.B" style:family="table-column">
      <style:table-column-properties style:column-width="14.395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8.992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8.594cm" fo:margin-left="0cm" table:align="left"/>
    </style:style>
    <style:style style:name="Tableau6.A" style:family="table-column">
      <style:table-column-properties style:column-width="1.718cm"/>
    </style:style>
    <style:style style:name="Tableau6.D" style:family="table-column">
      <style:table-column-properties style:column-width="1.72cm"/>
    </style:style>
    <style:style style:name="Tableau6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fo:padding-left="0.191cm" fo:padding-right="0.191cm" fo:padding-top="0cm" fo:padding-bottom="0cm" fo:border="none" style:writing-mode="lr-tb"/>
    </style:style>
    <style:style style:name="Tableau6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7" style:family="table">
      <style:table-properties style:width="7.959cm" fo:margin-left="0.635cm" table:align="left"/>
    </style:style>
    <style:style style:name="Tableau7.A" style:family="table-column">
      <style:table-column-properties style:column-width="3.895cm"/>
    </style:style>
    <style:style style:name="Tableau7.B" style:family="table-column">
      <style:table-column-properties style:column-width="4.06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6" style:family="table">
      <style:table-properties style:width="14.991cm" fo:margin-left="1.009cm" table:align="left"/>
    </style:style>
    <style:style style:name="Tableau16.A" style:family="table-column">
      <style:table-column-properties style:column-width="2.358cm"/>
    </style:style>
    <style:style style:name="Tableau16.B" style:family="table-column">
      <style:table-column-properties style:column-width="2.528cm"/>
    </style:style>
    <style:style style:name="Tableau16.C" style:family="table-column">
      <style:table-column-properties style:column-width="2.547cm"/>
    </style:style>
    <style:style style:name="Tableau16.D" style:family="table-column">
      <style:table-column-properties style:column-width="2.514cm"/>
    </style:style>
    <style:style style:name="Tableau16.E" style:family="table-column">
      <style:table-column-properties style:column-width="2.519cm"/>
    </style:style>
    <style:style style:name="Tableau16.F" style:family="table-column">
      <style:table-column-properties style:column-width="2.526cm"/>
    </style:style>
    <style:style style:name="Tableau16.1" style:family="table-row">
      <style:table-row-properties style:min-row-height="0.586cm"/>
    </style:style>
    <style:style style:name="Tableau16.A1" style:family="table-cell">
      <style:table-cell-properties fo:padding-left="0.203cm" fo:padding-right="0.203cm" fo:padding-top="0.026cm" fo:padding-bottom="0cm" fo:border-left="none" fo:border-right="0.5pt solid #000000" fo:border-top="none" fo:border-bottom="none" style:writing-mode="lr-tb"/>
    </style:style>
    <style:style style:name="Tableau16.B1" style:family="table-cell">
      <style:table-cell-properties fo:padding-left="0.203cm" fo:padding-right="0.203cm" fo:padding-top="0.026cm" fo:padding-bottom="0cm" fo:border="0.5pt solid #000000" style:writing-mode="lr-tb"/>
    </style:style>
    <style:style style:name="Tableau16.A2" style:family="table-cell">
      <style:table-cell-properties fo:padding-left="0.203cm" fo:padding-right="0.203cm" fo:padding-top="0.026cm" fo:padding-bottom="0cm" fo:border="none" style:writing-mode="lr-tb"/>
    </style:style>
    <style:style style:name="Tableau16.B2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0.5pt solid #000000" style:writing-mode="lr-tb"/>
    </style:style>
    <style:style style:name="Tableau16.B4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Paragraphe_20_de_20_liste" style:list-style-name="L1">
      <style:paragraph-properties fo:margin-top="0cm" fo:margin-bottom="0.021cm" style:contextual-spacing="false" fo:line-height="103%"/>
      <style:text-properties style:font-name="Aptos" fo:font-size="12pt" fo:font-weight="bold" style:font-size-asian="12pt" style:font-weight-asian="bold" style:font-weight-complex="bold"/>
    </style:style>
    <style:style style:name="P3" style:family="paragraph" style:parent-style-name="Paragraphe_20_de_20_liste">
      <style:paragraph-properties fo:margin-left="0cm" fo:margin-top="0cm" fo:margin-bottom="0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4" style:family="paragraph" style:parent-style-name="Paragraphe_20_de_20_liste" style:list-style-name="L1">
      <style:paragraph-properties fo:margin-top="0cm" fo:margin-bottom="0.021cm" style:contextual-spacing="false" fo:line-height="103%"/>
    </style:style>
    <style:style style:name="P5" style:family="paragraph" style:parent-style-name="Paragraphe_20_de_20_liste">
      <style:paragraph-properties fo:margin-left="0cm" fo:margin-top="0cm" fo:margin-bottom="0.021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6" style:family="paragraph" style:parent-style-name="Normal">
      <style:paragraph-properties fo:margin-right="4.004cm" fo:margin-top="0cm" fo:margin-bottom="0.021cm" style:contextual-spacing="false" fo:line-height="103%"/>
      <style:text-properties style:font-name="Ubuntu Mono" fo:font-size="12pt" style:font-size-asian="12pt"/>
    </style:style>
    <style:style style:name="P7" style:family="paragraph" style:parent-style-name="Normal">
      <style:paragraph-properties fo:margin-right="4.004cm" fo:margin-top="0cm" fo:margin-bottom="0.021cm" style:contextual-spacing="false" fo:line-height="103%"/>
    </style:style>
    <style:style style:name="P8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margin-top="0.071cm" fo:margin-bottom="0.071cm" style:contextual-spacing="false"/>
    </style:style>
    <style:style style:name="P10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11" style:family="paragraph" style:parent-style-name="Preformatted">
      <style:paragraph-properties fo:line-height="104%"/>
    </style:style>
    <style:style style:name="P12" style:family="paragraph" style:parent-style-name="Text_20_body" style:list-style-name="L2"/>
    <style:style style:name="P13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ans_20_interligne">
      <style:paragraph-properties fo:margin-top="0.423cm" fo:margin-bottom="0.423cm" style:contextual-spacing="false"/>
    </style:style>
    <style:style style:name="P15" style:family="paragraph" style:parent-style-name="Sans_20_interligne">
      <style:paragraph-properties fo:margin-top="0.423cm" fo:margin-bottom="0.282cm" style:contextual-spacing="false"/>
    </style:style>
    <style:style style:name="P16" style:family="paragraph" style:parent-style-name="Normal" style:list-style-name="L2"/>
    <style:style style:name="P17" style:family="paragraph" style:parent-style-name="Normal">
      <style:text-properties style:use-window-font-color="true" loext:opacity="0%"/>
    </style:style>
    <style:style style:name="P18" style:family="paragraph" style:parent-style-name="Paragraphe_20_de_20_liste" style:list-style-name="L3">
      <style:paragraph-properties fo:margin-left="0.63cm" fo:margin-top="0.106cm" fo:margin-bottom="0.106cm" style:contextual-spacing="false" fo:text-indent="-0.63cm" style:auto-text-indent="false">
        <style:tab-stops/>
      </style:paragraph-properties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style:font-size-complex="11pt" style:font-weight-complex="bold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T1" style:family="text">
      <style:text-properties officeooo:rsid="00251d4f"/>
    </style:style>
    <style:style style:name="T2" style:family="text">
      <style:text-properties fo:font-weight="normal" officeooo:rsid="00251d4f" style:font-weight-asian="normal" style:font-weight-complex="normal"/>
    </style:style>
    <style:style style:name="T3" style:family="text">
      <style:text-properties style:font-name="Aptos" fo:font-size="12pt" fo:font-weight="bold" style:font-size-asian="12pt" style:font-weight-asian="bold" style:font-weight-complex="bold"/>
    </style:style>
    <style:style style:name="T4" style:family="text">
      <style:text-properties style:font-name="Aptos" fo:font-size="12pt" fo:font-weight="bold" style:font-size-asian="12pt" style:font-weight-asian="bold"/>
    </style:style>
    <style:style style:name="T5" style:family="text">
      <style:text-properties style:font-name="Ubuntu Mono" fo:font-size="12pt" style:font-size-asian="12pt"/>
    </style:style>
    <style:style style:name="T6" style:family="text">
      <style:text-properties style:font-name="Ubuntu Mono" fo:font-size="12pt" fo:font-weight="bold" style:font-size-asian="12pt" style:font-weight-asian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fo:font-weight="bold" style:font-name-asian="Times New Roman" style:font-weight-asian="bold" style:font-name-complex="Times New Roman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style:font-size-complex="11pt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2 – Les Tableaux <text:span text:style-name="T1">(</text:span><text:span text:style-name="T2">Groupe 2)</text:span></text:h>
      <text:h text:style-name="Heading_20_2" text:outline-level="2">Exercice 1</text:h>
      <text:p text:style-name="Text_20_body">Pour chacune des propositions suivantes, valider chaque proposition en mettant dans la case correspondante la lettre V si elle est correcte ou F dans le cas contraire. </text:p>
      <text:list text:style-name="L1">
        <text:list-item>
          <text:p text:style-name="P2">En algorithme, un tableau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même typ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types différents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Commence toujours par l'indice 0</text:p>
          </table:table-cell>
        </table:table-row>
      </table:table>
      <text:list text:continue-numbering="true" text:style-name="L1">
        <text:list-item>
          <text:p text:style-name="P4"><text:span text:style-name="Police_20_par_20_défaut"><text:span text:style-name="T3">Les indices</text:span></text:span><text:span text:style-name="Police_20_par_20_défaut"><text:span text:style-name="T4"> d'un tableau peuvent êtres de type :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haine de 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Réel</text:p>
          </table:table-cell>
        </table:table-row>
      </table:table>
      <text:list text:continue-numbering="true" text:style-name="L1">
        <text:list-item>
          <text:p text:style-name="P2">Pour déclarer un tableau T qui contient 20 codes sous la forme "Lettre#chiffre", on écrit dans le TDNT 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chaine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 = tableau de 20 chaines <text:s/>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entiers </text:p>
          </table:table-cell>
        </table:table-row>
      </table:table>
      <text:list text:continue-numbering="true" text:style-name="L1">
        <text:list-item>
          <text:p text:style-name="P2">Pour remplir un tableau de n entiers, on écrit 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reformatted">Pour i de 0 a n-1 faire </text:p>
            <text:p text:style-name="Preformatted"><text:s text:c="2"/>Lire(t[i]) </text:p>
            <text:p text:style-name="Preformatted">Fin pour <text:s/>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0 a n faire </text:p>
            <text:p text:style-name="P6"><text:s text:c="2"/>Lire(t[i]) </text:p>
            <text:p text:style-name="P6">Fin pour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1 a n faire </text:p>
            <text:p text:style-name="P6"><text:s text:c="2"/>Lire(t[i])</text:p>
            <text:p text:style-name="P7"><text:span text:style-name="Police_20_par_20_défaut"><text:span text:style-name="T5">Fin pour</text:span></text:span><text:span text:style-name="Police_20_par_20_défaut"><text:span text:style-name="T6"> </text:span></text:span></text:p>
          </table:table-cell>
        </table:table-row>
      </table:table>
      <text:h text:style-name="Heading_20_2" text:outline-level="2">Exercice 2</text:h>
      <text:p text:style-name="Normal">Soit la séquence d'instructions suivante 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8">t[0] <text:span text:style-name="Police_20_par_20_défaut"><text:span text:style-name="T7">←</text:span></text:span> 30</text:p>
            <text:p text:style-name="P8">t[1] <text:span text:style-name="Police_20_par_20_défaut"><text:span text:style-name="T7">←</text:span></text:span> 5</text:p>
            <text:p text:style-name="P8">t[2] <text:span text:style-name="Police_20_par_20_défaut"><text:span text:style-name="T7">←</text:span></text:span> t[0] div t[1]</text:p>
            <text:p text:style-name="P8">t[3] <text:span text:style-name="Police_20_par_20_défaut"><text:span text:style-name="T7">←</text:span></text:span> t[2] * 10</text:p>
            <text:p text:style-name="Normal"/>
            <table:table table:name="Tableau6" table:style-name="Tableau6">
              <table:table-column table:style-name="Tableau6.A" table:number-columns-repeated="3"/>
              <table:table-column table:style-name="Tableau6.D" table:number-columns-repeated="2"/>
              <table:table-row>
                <table:table-cell table:style-name="Tableau6.A1" office:value-type="string">
                  <text:p text:style-name="P9">t</text:p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</table:table-row>
              <table:table-row>
                <table:table-cell table:style-name="Tableau6.A2" office:value-type="string">
                  <text:p text:style-name="P9"/>
                </table:table-cell>
                <table:table-cell table:style-name="Tableau6.B2" office:value-type="string">
                  <text:p text:style-name="P10">0</text:p>
                </table:table-cell>
                <table:table-cell table:style-name="Tableau6.B2" office:value-type="string">
                  <text:p text:style-name="P10">1</text:p>
                </table:table-cell>
                <table:table-cell table:style-name="Tableau6.B2" office:value-type="string">
                  <text:p text:style-name="P10">2</text:p>
                </table:table-cell>
                <table:table-cell table:style-name="Tableau6.B2" office:value-type="string">
                  <text:p text:style-name="P10">3</text:p>
                </table:table-cell>
              </table:table-row>
            </table:table>
            <text:p text:style-name="P11"/>
          </table:table-cell>
          <table:table-cell table:style-name="Tableau5.B1" office:value-type="string">
            <text:list text:style-name="L2">
              <text:list-item>
                <text:p text:style-name="P12">Compléter le TDO et le TDNT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3">Objet</text:p>
                </table:table-cell>
                <table:table-cell table:style-name="Tableau7.A1" office:value-type="string">
                  <text:p text:style-name="P13">Type/Nature</text:p>
                </table:table-cell>
              </table:table-row>
              <table:table-row>
                <table:table-cell table:style-name="Tableau7.A1" office:value-type="string">
                  <text:p text:style-name="P14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3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5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16">Indiquer le contenu du tableau <text:span text:style-name="Police_20_par_20_défaut"><text:span text:style-name="T8">t</text:span></text:span> après l'exécution de cette séquence.</text:p>
              </text:list-item>
            </text:list>
          </table:table-cell>
        </table:table-row>
      </table:table>
      <text:h text:style-name="Heading_20_2" text:outline-level="2"><text:soft-page-break/><text:span text:style-name="T9">Exercice 6</text:span></text:h>
      <text:p text:style-name="P17">Écrire l'algorithme d'un programme qui permet de : </text:p>
      <text:list text:style-name="L3">
        <text:list-item>
          <text:p text:style-name="P18">Saisir un entier n, entre 5 et 20.</text:p>
        </text:list-item>
        <text:list-item>
          <text:p text:style-name="P18"><text:span text:style-name="Police_20_par_20_défaut"><text:span text:style-name="T10">Remplir le tableau T, d'une façon aléatoire, avec les codes ASCII de n caractères.</text:span></text:span></text:p>
        </text:list-item>
        <text:list-item>
          <text:p text:style-name="P18"><text:span text:style-name="Police_20_par_20_défaut"><text:span text:style-name="T10">Générer dans le tableau V les caractères ASCII correspondants aux codes ASCII du tableau T.</text:span></text:span></text:p>
        </text:list-item>
        <text:list-item>
          <text:p text:style-name="P18"><text:span text:style-name="Police_20_par_20_défaut"><text:span text:style-name="T10">Afficher le contenu des deux tableaux </text:span></text:span><text:span text:style-name="Police_20_par_20_défaut"><text:span text:style-name="T11">T</text:span></text:span><text:span text:style-name="Police_20_par_20_défaut"><text:span text:style-name="T10"> et </text:span></text:span><text:span text:style-name="Police_20_par_20_défaut"><text:span text:style-name="T11">V</text:span></text:span><text:span text:style-name="Police_20_par_20_défaut"><text:span text:style-name="T10">.</text:span></text:span></text:p>
        </text:list-item>
        <text:list-item>
          <text:p text:style-name="P18"><text:span text:style-name="Police_20_par_20_défaut"><text:span text:style-name="T10">Extraire dans une chaîne ch toutes les lettres alphabétiques majuscules et minuscules.</text:span></text:span></text:p>
        </text:list-item>
        <text:list-item>
          <text:p text:style-name="P18"><text:span text:style-name="Police_20_par_20_défaut"><text:span text:style-name="T10">Afficher la chaîne ch.</text:span></text:span></text:p>
        </text:list-item>
      </text:list>
      <text:p text:style-name="Normal"><text:span text:style-name="Police_20_par_20_défaut"><text:span text:style-name="T8"><text:s/>Exemple :</text:span></text:span> Pour n=5 et les tableaux suivants 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9">T<text:span text:style-name="Police_20_par_20_défaut"><text:span text:style-name="T12"> 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97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66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63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53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35</text:span></text:span></text:p>
          </table:table-cell>
        </table:table-row>
        <table:table-row table:style-name="Tableau16.1"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20"><text:span text:style-name="Police_20_par_20_défaut"><text:span text:style-name="T13">0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1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2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3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4</text:span></text:span></text:p>
          </table:table-cell>
        </table:table-row>
        <table:table-row table:style-name="Tableau16.1">
          <table:table-cell table:style-name="Tableau16.A1" office:value-type="string">
            <text:p text:style-name="P19">V<text:span text:style-name="Police_20_par_20_défaut"><text:span text:style-name="T12"> 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a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B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?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5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#"</text:span></text:span></text:p>
          </table:table-cell>
        </table:table-row>
        <table:table-row table:style-name="Tableau16.1">
          <table:table-cell table:style-name="Tableau16.A2" office:value-type="string">
            <text:p text:style-name="P19"/>
          </table:table-cell>
          <table:table-cell table:style-name="Tableau16.B4" office:value-type="string">
            <text:p text:style-name="P21">0</text:p>
          </table:table-cell>
          <table:table-cell table:style-name="Tableau16.B4" office:value-type="string">
            <text:p text:style-name="P21">1</text:p>
          </table:table-cell>
          <table:table-cell table:style-name="Tableau16.B4" office:value-type="string">
            <text:p text:style-name="P21">2</text:p>
          </table:table-cell>
          <table:table-cell table:style-name="Tableau16.B4" office:value-type="string">
            <text:p text:style-name="P21">3</text:p>
          </table:table-cell>
          <table:table-cell table:style-name="Tableau16.B4" office:value-type="string">
            <text:p text:style-name="P21">4</text:p>
          </table:table-cell>
        </table:table-row>
      </table:table>
      <text:p text:style-name="P22">Le programme affiche :</text:p>
      <text:p text:style-name="P23">ch = a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69465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 <text:span text:style-name="MT1">(Groupe 2)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2</text:page-count></text:p>
      </style:footer>
      <style:footer-first>
        <text:p text:style-name="MP4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Evaluation n°2 - Tableaux</dc:title>
    <meta:initial-creator>Mohamed Anis Mani محمد أنيس</meta:initial-creator>
    <meta:creation-date>2025-01-15T18:27:00Z</meta:creation-date>
    <dc:date>2025-01-16T08:50:19.880000000</dc:date>
    <meta:editing-cycles>7</meta:editing-cycles>
    <meta:editing-duration>PT10M47S</meta:editing-duration>
    <meta:document-statistic meta:table-count="8" meta:image-count="0" meta:object-count="0" meta:page-count="2" meta:paragraph-count="80" meta:word-count="351" meta:character-count="1743" meta:non-whitespace-character-count="1455"/>
    <meta:template xlink:type="simple" xlink:actuate="onRequest" xlink:title="" xlink:href="../Evaluation05-Tableaux01.odt/Normal.dotm"/>
  </office:meta>
</office:document-meta>
</file>